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06in" fo:margin-left="0in" table:align="left"/>
    </style:style>
    <style:style style:name="Table1.A" style:family="table-column">
      <style:table-column-properties style:column-width="0.8056in"/>
    </style:style>
    <style:style style:name="Table1.B" style:family="table-column">
      <style:table-column-properties style:column-width="2.6569in"/>
    </style:style>
    <style:style style:name="Table1.C" style:family="table-column">
      <style:table-column-properties style:column-width="1.7313in"/>
    </style:style>
    <style:style style:name="Table1.D" style:family="table-column">
      <style:table-column-properties style:column-width="1.736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4b09f" officeooo:paragraph-rsid="0004b09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4b09f" officeooo:paragraph-rsid="0004b09f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4b09f" officeooo:paragraph-rsid="0004b09f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4b09f" officeooo:paragraph-rsid="0004b09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4b09f" officeooo:paragraph-rsid="0004b09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4b09f" officeooo:paragraph-rsid="0004b09f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04b09f" officeooo:paragraph-rsid="0004b09f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069530" officeooo:paragraph-rsid="00069530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normal" officeooo:rsid="0004b09f" officeooo:paragraph-rsid="0004b09f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normal" officeooo:rsid="0004b09f" officeooo:paragraph-rsid="00069530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4pt" fo:font-weight="normal" officeooo:rsid="0004b09f" officeooo:paragraph-rsid="0004b09f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ize="14pt" fo:font-weight="normal" officeooo:rsid="00069530" officeooo:paragraph-rsid="00069530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normal" officeooo:rsid="00069530" officeooo:paragraph-rsid="00069530" style:font-size-asian="14pt" style:font-weight-asian="normal" style:font-size-complex="14pt" style:font-weight-complex="normal"/>
    </style:style>
    <style:style style:name="T1" style:family="text">
      <style:text-properties officeooo:rsid="000695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Project Two</text:p>
      <text:p text:style-name="P1"/>
      <text:p text:style-name="P1">Advance Embedded System Design</text:p>
      <text:p text:style-name="P1"/>
      <text:p text:style-name="P3">Embedded Vehicle System</text:p>
      <text:p text:style-name="P2"/>
      <text:p text:style-name="P4">Harsimran Singh Bindra</text:p>
      <text:p text:style-name="P4">Yasir Aslam Shah</text:p>
      <text:p text:style-name="P4"/>
      <text:p text:style-name="P5"/>
      <text:p text:style-name="P5">The following document presents the Project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S. No</text:p>
          </table:table-cell>
          <table:table-cell table:style-name="Table1.A1" office:value-type="string">
            <text:p text:style-name="P7">Task</text:p>
          </table:table-cell>
          <table:table-cell table:style-name="Table1.A1" office:value-type="string">
            <text:p text:style-name="P7">Member</text:p>
          </table:table-cell>
          <table:table-cell table:style-name="Table1.D1" office:value-type="string">
            <text:p text:style-name="P7">Date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2">Develop System Architecture</text:p>
          </table:table-cell>
          <table:table-cell table:style-name="Table1.A2" office:value-type="string">
            <text:p text:style-name="P13">Harsimransingh &amp; Yasir</text:p>
          </table:table-cell>
          <table:table-cell table:style-name="Table1.D2" office:value-type="string">
            <text:p text:style-name="P8">April 10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11">Phase I- Free RTOS Ultra sonic Sensor Integration</text:p>
          </table:table-cell>
          <table:table-cell table:style-name="Table1.A2" office:value-type="string">
            <text:p text:style-name="P9">Harsimran<text:span text:style-name="T1">s</text:span>ingh</text:p>
          </table:table-cell>
          <table:table-cell table:style-name="Table1.D2" office:value-type="string">
            <text:p text:style-name="P8">April 15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11">Phase II - Beagle Bone Thread Creation <text:span text:style-name="T1">(Logger, Decision, Heartbeat)</text:span></text:p>
          </table:table-cell>
          <table:table-cell table:style-name="Table1.A2" office:value-type="string">
            <text:p text:style-name="P9">Yasir </text:p>
          </table:table-cell>
          <table:table-cell table:style-name="Table1.D2" office:value-type="string">
            <text:p text:style-name="P8">April 12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11">Phase I- Free RTOS <text:s/>Accelerometer Sensor Integration</text:p>
          </table:table-cell>
          <table:table-cell table:style-name="Table1.A2" office:value-type="string">
            <text:p text:style-name="P9">Harsimran<text:span text:style-name="T1">s</text:span>ingh</text:p>
          </table:table-cell>
          <table:table-cell table:style-name="Table1.D2" office:value-type="string">
            <text:p text:style-name="P8">April 20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11">Phase II- Beagle Bone Thread <text:span text:style-name="T1">inter - </text:span>Communication </text:p>
          </table:table-cell>
          <table:table-cell table:style-name="Table1.A2" office:value-type="string">
            <text:p text:style-name="P9">Yasir</text:p>
          </table:table-cell>
          <table:table-cell table:style-name="Table1.D2" office:value-type="string">
            <text:p text:style-name="P8">April 15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11">Phase I- Free RTOS Multi sensor integration</text:p>
          </table:table-cell>
          <table:table-cell table:style-name="Table1.A2" office:value-type="string">
            <text:p text:style-name="P9">Harsimran<text:span text:style-name="T1">s</text:span>ingh</text:p>
          </table:table-cell>
          <table:table-cell table:style-name="Table1.D2" office:value-type="string">
            <text:p text:style-name="P8">April 22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11">Phase II- Beagle Bone UART Communication</text:p>
          </table:table-cell>
          <table:table-cell table:style-name="Table1.A2" office:value-type="string">
            <text:p text:style-name="P9">Yasir</text:p>
          </table:table-cell>
          <table:table-cell table:style-name="Table1.D2" office:value-type="string">
            <text:p text:style-name="P8">April 24</text:p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11">Phase I- Free RTOS <text:s/>UART Communication</text:p>
          </table:table-cell>
          <table:table-cell table:style-name="Table1.A2" office:value-type="string">
            <text:p text:style-name="P9">Harsimran<text:span text:style-name="T1">s</text:span>ingh</text:p>
          </table:table-cell>
          <table:table-cell table:style-name="Table1.D2" office:value-type="string">
            <text:p text:style-name="P8">April 24</text:p>
          </table:table-cell>
        </table:table-row>
        <table:table-row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12">Unit Testing</text:p>
          </table:table-cell>
          <table:table-cell table:style-name="Table1.A2" office:value-type="string">
            <text:p text:style-name="P10">Harsimran<text:span text:style-name="T1">s</text:span>ingh &amp; Yasir</text:p>
          </table:table-cell>
          <table:table-cell table:style-name="Table1.D2" office:value-type="string">
            <text:p text:style-name="P8">April 25</text:p>
          </table:table-cell>
        </table:table-row>
        <table:table-row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11">Phase I and Phase II integration</text:p>
          </table:table-cell>
          <table:table-cell table:style-name="Table1.A2" office:value-type="string">
            <text:p text:style-name="P9">Harsimran<text:span text:style-name="T1">s</text:span>ingh &amp; Yasir</text:p>
          </table:table-cell>
          <table:table-cell table:style-name="Table1.D2" office:value-type="string">
            <text:p text:style-name="P8">April 26</text:p>
          </table:table-cell>
        </table:table-row>
        <text:soft-page-break/>
        <table:table-row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11">Test Conditions and Corner Cases</text:p>
          </table:table-cell>
          <table:table-cell table:style-name="Table1.A2" office:value-type="string">
            <text:p text:style-name="P9">Harsimran<text:span text:style-name="T1">s</text:span>ingh &amp; Yasir</text:p>
          </table:table-cell>
          <table:table-cell table:style-name="Table1.D2" office:value-type="string">
            <text:p text:style-name="P8">April 27</text:p>
          </table:table-cell>
        </table:table-row>
        <table:table-row>
          <table:table-cell table:style-name="Table1.A2" office:value-type="string">
            <text:p text:style-name="P7">1<text:span text:style-name="T1">2</text:span></text:p>
          </table:table-cell>
          <table:table-cell table:style-name="Table1.A2" office:value-type="string">
            <text:p text:style-name="P12">Documentation Report</text:p>
          </table:table-cell>
          <table:table-cell table:style-name="Table1.A2" office:value-type="string">
            <text:p text:style-name="P10">Harsimran<text:span text:style-name="T1">s</text:span>ingh &amp; Yasir</text:p>
          </table:table-cell>
          <table:table-cell table:style-name="Table1.D2" office:value-type="string">
            <text:p text:style-name="P8">April 28</text:p>
          </table:table-cell>
        </table:table-row>
        <table:table-row>
          <table:table-cell table:style-name="Table1.A2" office:value-type="string">
            <text:p text:style-name="P8">13</text:p>
          </table:table-cell>
          <table:table-cell table:style-name="Table1.A2" office:value-type="string">
            <text:p text:style-name="P12">Extra Credit (Buzzer etc)</text:p>
          </table:table-cell>
          <table:table-cell table:style-name="Table1.A2" office:value-type="string">
            <text:p text:style-name="P10">Harsimran<text:span text:style-name="T1">s</text:span>ingh &amp; Yasir</text:p>
          </table:table-cell>
          <table:table-cell table:style-name="Table1.D2" office:value-type="string">
            <text:p text:style-name="P8">April 29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6:26:05.041108706</meta:creation-date>
    <dc:date>2019-04-24T16:50:47.474056942</dc:date>
    <meta:editing-duration>PT8M42S</meta:editing-duration>
    <meta:editing-cycles>1</meta:editing-cycles>
    <meta:document-statistic meta:table-count="1" meta:image-count="0" meta:object-count="0" meta:page-count="2" meta:paragraph-count="62" meta:word-count="165" meta:character-count="983" meta:non-whitespace-character-count="876"/>
    <meta:generator>LibreOffice/5.1.6.2$Linux_X86_64 LibreOffice_project/10m0$Build-2</meta:generator>
  </office:meta>
</office:document-meta>
</file>